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 draw:shadow="hidden"/>
    </style:style>
    <style:style style:name="gr2" style:family="graphic" style:parent-style-name="standard">
      <style:graphic-properties draw:textarea-horizontal-align="justify" draw:textarea-vertical-align="middle" draw:auto-grow-height="false" fo:min-height="3.073cm" fo:min-width="4.35cm" draw:shadow="hidden"/>
      <style:paragraph-properties style:writing-mode="lr-tb"/>
    </style:style>
    <style:style style:name="gr3" style:family="graphic" style:parent-style-name="standard">
      <style:graphic-properties draw:fill="solid" draw:fill-color="#d4ea6b" draw:textarea-horizontal-align="justify" draw:textarea-vertical-align="middle" draw:auto-grow-height="false" fo:min-height="1.655cm" fo:min-width="6.866cm" draw:shadow="hidden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559cm" fo:min-width="2.914cm" draw:shadow="hidden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559cm" fo:min-width="2.734cm" draw:shadow="hidden"/>
      <style:paragraph-properties style:writing-mode="lr-tb"/>
    </style:style>
    <style:style style:name="gr6" style:family="graphic" style:parent-style-name="objectwithoutfill">
      <style:graphic-properties draw:marker-end="Arrow" draw:marker-end-width="0.3cm" draw:fill="solid" draw:textarea-vertical-align="middle" draw:shadow="hidden"/>
    </style:style>
    <style:style style:name="gr7" style:family="graphic" style:parent-style-name="standard">
      <style:graphic-properties draw:textarea-horizontal-align="justify" draw:textarea-vertical-align="middle" draw:auto-grow-height="false" fo:min-height="2.175cm" fo:min-width="7.224cm" draw:shadow="hidden"/>
      <style:paragraph-properties style:writing-mode="lr-tb"/>
    </style:style>
    <style:style style:name="gr8" style:family="graphic" style:parent-style-name="standard">
      <style:graphic-properties draw:fill-color="#e8f2a1" draw:textarea-horizontal-align="justify" draw:textarea-vertical-align="middle" draw:auto-grow-height="false" fo:min-height="0.893cm" fo:min-width="4.707cm" draw:shadow="hidden"/>
      <style:paragraph-properties style:writing-mode="lr-tb"/>
    </style:style>
    <style:style style:name="gr9" style:family="graphic" style:parent-style-name="standard">
      <style:graphic-properties draw:fill-color="#e8f2a1" draw:textarea-horizontal-align="justify" draw:textarea-vertical-align="middle" draw:auto-grow-height="false" fo:min-height="1.147cm" fo:min-width="5.088cm" draw:shadow="hidden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2.086cm" fo:min-width="4.441cm" draw:shadow="hidden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277cm" fo:min-width="2.823cm" draw:shadow="hidden"/>
      <style:paragraph-properties style:writing-mode="lr-tb"/>
    </style:style>
    <style:style style:name="gr12" style:family="graphic" style:parent-style-name="standard">
      <style:graphic-properties draw:fill-color="#e8f2a1" draw:textarea-horizontal-align="justify" draw:textarea-vertical-align="middle" draw:auto-grow-height="false" fo:min-height="1.274cm" fo:min-width="5.088cm" draw:shadow="hidden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2.175cm" fo:min-width="3.721cm" draw:shadow="hidden"/>
      <style:paragraph-properties style:writing-mode="lr-tb"/>
    </style:style>
    <style:style style:name="gr14" style:family="graphic" style:parent-style-name="standard">
      <style:graphic-properties draw:fill-color="#e8f2a1" draw:textarea-horizontal-align="justify" draw:textarea-vertical-align="middle" draw:auto-grow-height="false" fo:min-height="1.02cm" fo:min-width="3.31cm" draw:shadow="hidden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817cm" fo:min-width="3.183cm" draw:shadow="hidden"/>
      <style:paragraph-properties style:writing-mode="lr-tb"/>
    </style:style>
    <style:style style:name="gr16" style:family="graphic" style:parent-style-name="standard">
      <style:graphic-properties draw:fill-color="#e8f2a1" draw:textarea-horizontal-align="justify" draw:textarea-vertical-align="middle" draw:auto-grow-height="false" fo:min-height="1.655cm" fo:min-width="7.12cm" draw:shadow="hidden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2.355cm" fo:min-width="3.812cm" draw:shadow="hidden"/>
      <style:paragraph-properties style:writing-mode="lr-tb"/>
    </style:style>
    <style:style style:name="gr18" style:family="graphic" style:parent-style-name="standard">
      <style:graphic-properties draw:fill-color="#ffaa95" draw:textarea-horizontal-align="justify" draw:textarea-vertical-align="middle" draw:auto-grow-height="false" fo:min-height="1.528cm" fo:min-width="5.469cm" draw:shadow="hidden"/>
      <style:paragraph-properties style:writing-mode="lr-tb"/>
    </style:style>
    <style:style style:name="gr19" style:family="graphic" style:parent-style-name="objectwithoutfill">
      <style:graphic-properties draw:marker-start="Arrow" draw:marker-start-width="0.3cm" draw:marker-end="Arrow" draw:marker-end-width="0.3cm" draw:fill="solid" draw:textarea-vertical-align="middle" draw:shadow="hidden"/>
    </style:style>
    <style:style style:name="gr20" style:family="graphic" style:parent-style-name="standard">
      <style:graphic-properties draw:fill-color="#ffaa95" draw:textarea-horizontal-align="justify" draw:textarea-vertical-align="middle" draw:auto-grow-height="false" fo:min-height="0.957cm" fo:min-width="0.834cm" draw:shadow="hidden"/>
    </style:style>
    <style:style style:name="gr21" style:family="graphic" style:parent-style-name="standard">
      <style:graphic-properties draw:fill-color="#e8f2a1" draw:textarea-horizontal-align="justify" draw:textarea-vertical-align="middle" draw:auto-grow-height="false" fo:min-height="1.655cm" fo:min-width="5.85cm" draw:shadow="hidden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1.327cm" fo:min-width="2.86cm" draw:shadow="hidden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1.739cm" fo:min-width="3.435cm" draw:shadow="hidden"/>
      <style:paragraph-properties style:writing-mode="lr-tb"/>
    </style:style>
    <style:style style:name="gr24" style:family="graphic" style:parent-style-name="standard">
      <style:graphic-properties draw:fill-color="#ffaa95" draw:textarea-horizontal-align="justify" draw:textarea-vertical-align="middle" draw:auto-grow-height="false" fo:min-height="1.108cm" fo:min-width="4.947cm" draw:shadow="hidden"/>
      <style:paragraph-properties style:writing-mode="lr-tb"/>
    </style:style>
    <style:style style:name="gr25" style:family="graphic" style:parent-style-name="standard">
      <style:graphic-properties draw:fill-color="#ffaa95" draw:textarea-horizontal-align="justify" draw:textarea-vertical-align="middle" draw:auto-grow-height="false" fo:min-height="0.672cm" fo:min-width="0.718cm" draw:shadow="hidden"/>
    </style:style>
    <style:style style:name="gr26" style:family="graphic" style:parent-style-name="standard">
      <style:graphic-properties draw:fill-color="#e8f2a1" draw:textarea-horizontal-align="justify" draw:textarea-vertical-align="middle" draw:auto-grow-height="false" fo:min-height="1.203cm" fo:min-width="5.295cm" draw:shadow="hidden"/>
      <style:paragraph-properties style:writing-mode="lr-tb"/>
    </style:style>
    <style:style style:name="gr27" style:family="graphic" style:parent-style-name="standard">
      <style:graphic-properties draw:fill-color="#e8f2a1" draw:textarea-horizontal-align="justify" draw:textarea-vertical-align="middle" draw:auto-grow-height="false" fo:min-height="1.147cm" fo:min-width="6.612cm" draw:shadow="hidden"/>
      <style:paragraph-properties style:writing-mode="lr-tb"/>
    </style:style>
    <style:style style:name="gr28" style:family="graphic" style:parent-style-name="standard">
      <style:graphic-properties draw:textarea-horizontal-align="justify" draw:textarea-vertical-align="middle" draw:auto-grow-height="false" fo:min-height="2.086cm" fo:min-width="3.721cm" draw:shadow="hidden"/>
      <style:paragraph-properties style:writing-mode="lr-tb"/>
    </style:style>
    <style:style style:name="gr29" style:family="graphic" style:parent-style-name="standard">
      <style:graphic-properties draw:fill-color="#e8f2a1" draw:textarea-horizontal-align="justify" draw:textarea-vertical-align="middle" draw:auto-grow-height="false" fo:min-height="1.147cm" fo:min-width="3.818cm" draw:shadow="hidden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1.097cm" fo:min-width="2.914cm" draw:shadow="hidden"/>
      <style:paragraph-properties style:writing-mode="lr-tb"/>
    </style:style>
    <style:style style:name="gr31" style:family="graphic" style:parent-style-name="standard">
      <style:graphic-properties draw:fill-color="#ffaa95" draw:textarea-horizontal-align="justify" draw:textarea-vertical-align="middle" draw:auto-grow-height="false" fo:min-height="1.338cm" fo:min-width="1.469cm" draw:shadow="hidden"/>
    </style:style>
    <style:style style:name="gr32" style:family="graphic" style:parent-style-name="objectwithoutfill">
      <style:graphic-properties draw:marker-end="Arrow" draw:marker-end-width="0.3cm" draw:fill="solid" draw:fill-color="#e8f2a1" draw:textarea-vertical-align="middle" draw:shadow="hidden"/>
    </style:style>
    <style:style style:name="gr33" style:family="graphic" style:parent-style-name="standard">
      <style:graphic-properties draw:fill-color="#e8f2a1" draw:textarea-horizontal-align="justify" draw:textarea-vertical-align="middle" draw:auto-grow-height="false" fo:min-height="1.909cm" fo:min-width="7.247cm" draw:shadow="hidden"/>
      <style:paragraph-properties style:writing-mode="lr-tb"/>
    </style:style>
    <style:style style:name="gr34" style:family="graphic" style:parent-style-name="standard">
      <style:graphic-properties draw:fill-color="#ffaa95" draw:textarea-horizontal-align="justify" draw:textarea-vertical-align="middle" draw:auto-grow-height="false" fo:min-height="1.02cm" fo:min-width="0.834cm" draw:shadow="hidden"/>
    </style:style>
    <style:style style:name="gr35" style:family="graphic" style:parent-style-name="standard">
      <style:graphic-properties draw:fill-color="#e8f2a1" draw:textarea-horizontal-align="justify" draw:textarea-vertical-align="middle" draw:auto-grow-height="false" fo:min-height="1.02cm" fo:min-width="4.834cm" draw:shadow="hidden"/>
      <style:paragraph-properties style:writing-mode="lr-tb"/>
    </style:style>
    <style:style style:name="gr36" style:family="graphic" style:parent-style-name="standard">
      <style:graphic-properties draw:fill-color="#e8f2a1" draw:textarea-horizontal-align="justify" draw:textarea-vertical-align="middle" draw:auto-grow-height="false" fo:min-height="1.02cm" fo:min-width="4.326cm" draw:shadow="hidden"/>
      <style:paragraph-properties style:writing-mode="lr-tb"/>
    </style:style>
    <style:style style:name="gr37" style:family="graphic" style:parent-style-name="standard">
      <style:graphic-properties draw:fill-color="#e8f2a1" draw:textarea-horizontal-align="justify" draw:textarea-vertical-align="middle" draw:auto-grow-height="false" fo:min-height="1.02cm" fo:min-width="3.691cm" draw:shadow="hidden"/>
      <style:paragraph-properties style:writing-mode="lr-tb"/>
    </style:style>
    <style:style style:name="gr38" style:family="graphic" style:parent-style-name="standard">
      <style:graphic-properties draw:fill-color="#e8f2a1" draw:textarea-horizontal-align="justify" draw:textarea-vertical-align="middle" draw:auto-grow-height="false" fo:min-height="1.655cm" fo:min-width="4.199cm" draw:shadow="hidden"/>
      <style:paragraph-properties style:writing-mode="lr-tb"/>
    </style:style>
    <style:style style:name="gr39" style:family="graphic" style:parent-style-name="standard">
      <style:graphic-properties draw:fill-color="#5983b0" draw:textarea-horizontal-align="justify" draw:textarea-vertical-align="middle" draw:auto-grow-height="false" fo:min-height="1.817cm" fo:min-width="3.901cm" draw:shadow="hidden"/>
      <style:paragraph-properties style:writing-mode="lr-tb"/>
    </style:style>
    <style:style style:name="gr40" style:family="graphic" style:parent-style-name="standard">
      <style:graphic-properties draw:fill-color="#e8f2a1" draw:textarea-horizontal-align="justify" draw:textarea-vertical-align="middle" draw:auto-grow-height="false" fo:min-height="1.782cm" fo:min-width="4.707cm" draw:shadow="hidden"/>
      <style:paragraph-properties style:writing-mode="lr-tb"/>
    </style:style>
    <style:style style:name="P1" style:family="paragraph">
      <loext:graphic-properties draw:fill="none" draw:fill-color="#ffffff"/>
      <style:paragraph-properties style:writing-mode="lr-tb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solid" draw:fill-color="#d4ea6b"/>
      <style:paragraph-properties fo:text-align="center" style:writing-mode="lr-tb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-color="#e8f2a1"/>
      <style:paragraph-properties fo:text-align="center" style:writing-mode="lr-tb"/>
    </style:style>
    <style:style style:name="P6" style:family="paragraph">
      <loext:graphic-properties draw:fill-color="#ffaa95"/>
      <style:paragraph-properties fo:text-align="center" style:writing-mode="lr-tb"/>
    </style:style>
    <style:style style:name="P7" style:family="paragraph">
      <loext:graphic-properties draw:fill-color="#ffaa95"/>
      <style:paragraph-properties fo:text-align="center"/>
    </style:style>
    <style:style style:name="P8" style:family="paragraph">
      <loext:graphic-properties draw:fill="solid" draw:fill-color="#e8f2a1"/>
      <style:paragraph-properties fo:text-align="center"/>
    </style:style>
    <style:style style:name="P9" style:family="paragraph">
      <loext:graphic-properties draw:fill-color="#5983b0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0.502cm" svg:height="1.187cm" svg:x="11.541cm" svg:y="0.492cm">
          <draw:text-box>
            <text:p/>
          </draw:text-box>
        </draw:frame>
        <draw:custom-shape draw:style-name="gr2" draw:text-style-name="P2" xml:id="id1" draw:id="id1" draw:layer="layout" svg:width="6.858cm" svg:height="4.699cm" svg:x="68.564cm" svg:y="5.318cm">
          <text:p text:style-name="P2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7.366cm" svg:height="1.905cm" svg:x="68.183cm" svg:y="2.524cm">
          <text:p text:style-name="P2">/start</text:p>
          <draw:enhanced-geometry svg:viewBox="0 0 21600 21600" draw:type="rectangle" draw:enhanced-path="M 0 0 L 21600 0 21600 21600 0 21600 0 0 Z N"/>
        </draw:custom-shape>
        <draw:custom-shape draw:style-name="gr4" draw:text-style-name="P2" xml:id="id2" draw:id="id2" draw:layer="layout" svg:width="4.826cm" svg:height="1.143cm" svg:x="69.58cm" svg:y="15.732cm">
          <text:p text:style-name="P2">Input 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3" draw:id="id3" draw:layer="layout" svg:width="4.572cm" svg:height="1.143cm" svg:x="69.707cm" svg:y="21.193cm">
          <text:p text:style-name="P2">Input provin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s" svg:x1="71.993cm" svg:y1="10.017cm" svg:x2="71.993cm" svg:y2="15.732cm" draw:start-shape="id1" draw:end-shape="id2" svg:d="M71993 10017v501 4712 502" svg:viewBox="0 0 1 5716">
          <text:p/>
        </draw:connector>
        <draw:connector draw:style-name="gr6" draw:text-style-name="P4" draw:layer="layout" draw:type="lines" svg:x1="71.993cm" svg:y1="16.875cm" svg:x2="71.993cm" svg:y2="21.193cm" draw:start-shape="id2" draw:end-shape="id3" svg:d="M71993 16875v501 3315 502" svg:viewBox="0 0 1 4319">
          <text:p/>
        </draw:connector>
        <draw:custom-shape draw:style-name="gr7" draw:text-style-name="P2" xml:id="id5" draw:id="id5" draw:layer="layout" svg:width="10.922cm" svg:height="3.429cm" svg:x="66.725cm" svg:y="42.484cm">
          <text:p text:style-name="P2">User Match Find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5.207cm" svg:height="1.143cm" svg:x="69.326cm" svg:y="18.272cm">
          <text:p text:style-name="P2">Age - number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5.588cm" svg:height="1.397cm" svg:x="68.945cm" svg:y="13.192cm">
          <text:p text:style-name="P2">Start register</text:p>
          <draw:enhanced-geometry svg:viewBox="0 0 21600 21600" draw:type="rectangle" draw:enhanced-path="M 0 0 L 21600 0 21600 21600 0 21600 0 0 Z N"/>
        </draw:custom-shape>
        <draw:custom-shape draw:style-name="gr10" draw:text-style-name="P2" xml:id="id4" draw:id="id4" draw:layer="layout" svg:width="6.985cm" svg:height="3.302cm" svg:x="68.63cm" svg:y="36.642cm">
          <text:p text:style-name="P2">User Pag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s" svg:x1="72.122cm" svg:y1="39.944cm" svg:x2="72.186cm" svg:y2="42.484cm" draw:start-shape="id4" draw:end-shape="id5" svg:d="M72122 39944v502l64 1536v502" svg:viewBox="0 0 65 2541">
          <text:p/>
        </draw:connector>
        <draw:custom-shape draw:style-name="gr11" draw:text-style-name="P2" xml:id="id6" draw:id="id6" draw:layer="layout" svg:width="4.699cm" svg:height="2.159cm" svg:x="69.773cm" svg:y="30.419cm">
          <text:p text:style-name="P2">pay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s" svg:x1="72.122cm" svg:y1="32.578cm" svg:x2="72.122cm" svg:y2="36.642cm" draw:start-shape="id6" draw:end-shape="id4" svg:d="M72122 32578v501 3062 501" svg:viewBox="0 0 1 4065">
          <text:p/>
        </draw:connector>
        <draw:custom-shape draw:style-name="gr12" draw:text-style-name="P5" draw:layer="layout" svg:width="5.588cm" svg:height="1.524cm" svg:x="69.392cm" svg:y="33.721cm">
          <text:p text:style-name="P2">Payment done</text:p>
          <draw:enhanced-geometry svg:viewBox="0 0 21600 21600" draw:type="rectangle" draw:enhanced-path="M 0 0 L 21600 0 21600 21600 0 21600 0 0 Z N"/>
        </draw:custom-shape>
        <draw:custom-shape draw:style-name="gr13" draw:text-style-name="P2" xml:id="id15" draw:id="id15" draw:layer="layout" svg:width="5.969cm" svg:height="3.429cm" svg:x="56.118cm" svg:y="12.938cm">
          <text:p text:style-name="P2">Guest Match</text:p>
          <text:p text:style-name="P2"><text:s/>Find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draw:layer="layout" svg:width="3.81cm" svg:height="1.27cm" svg:x="57.134cm" svg:y="10.525cm">
          <text:p text:style-name="P2">gender</text:p>
          <draw:enhanced-geometry svg:viewBox="0 0 21600 21600" draw:type="rectangle" draw:enhanced-path="M 0 0 L 21600 0 21600 21600 0 21600 0 0 Z N"/>
        </draw:custom-shape>
        <draw:custom-shape draw:style-name="gr15" draw:text-style-name="P2" xml:id="id7" draw:id="id7" draw:layer="layout" svg:width="5.207cm" svg:height="2.921cm" svg:x="69.646cm" svg:y="49.596cm">
          <text:p text:style-name="P2">Searching..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s" svg:x1="72.186cm" svg:y1="45.913cm" svg:x2="72.249cm" svg:y2="49.596cm" draw:start-shape="id5" draw:end-shape="id7" svg:d="M72186 45913v501l63 2680v502" svg:viewBox="0 0 64 3684">
          <text:p/>
        </draw:connector>
        <draw:custom-shape draw:style-name="gr16" draw:text-style-name="P5" draw:layer="layout" svg:width="7.62cm" svg:height="1.905cm" svg:x="68.376cm" svg:y="46.802cm">
          <text:p text:style-name="P2">Input target moshakhasat</text:p>
          <draw:enhanced-geometry svg:viewBox="0 0 21600 21600" draw:type="rectangle" draw:enhanced-path="M 0 0 L 21600 0 21600 21600 0 21600 0 0 Z N"/>
        </draw:custom-shape>
        <draw:custom-shape draw:style-name="gr17" draw:text-style-name="P2" xml:id="id8" draw:id="id8" draw:layer="layout" svg:width="6.096cm" svg:height="3.683cm" svg:x="69.265cm" svg:y="60.391cm">
          <text:p text:style-name="P2">In Ch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s" svg:x1="72.249cm" svg:y1="52.517cm" svg:x2="72.313cm" svg:y2="60.391cm" draw:start-shape="id7" draw:end-shape="id8" svg:d="M72249 52517v501l64 6871v502" svg:viewBox="0 0 65 7875">
          <text:p/>
        </draw:connector>
        <draw:custom-shape draw:style-name="gr18" draw:text-style-name="P6" xml:id="id9" draw:id="id9" draw:layer="layout" svg:width="5.969cm" svg:height="1.778cm" svg:x="69.519cm" svg:y="57.978cm">
          <text:p text:style-name="P2">If found match</text:p>
          <draw:enhanced-geometry svg:viewBox="0 0 21600 21600" draw:type="rectangle" draw:enhanced-path="M 0 0 L 21600 0 21600 21600 0 21600 0 0 Z N"/>
        </draw:custom-shape>
        <draw:connector draw:style-name="gr19" draw:text-style-name="P4" draw:layer="layout" draw:type="curve" svg:x1="77.647cm" svg:y1="44.198cm" svg:x2="77.647cm" svg:y2="44.198cm" draw:start-shape="id5" draw:end-shape="id5" svg:d="M77647 44198z" svg:viewBox="0 0 1 1">
          <text:p/>
        </draw:connector>
        <draw:connector draw:style-name="gr19" draw:text-style-name="P4" draw:layer="layout" draw:type="curve" svg:x1="77.647cm" svg:y1="44.198cm" svg:x2="77.647cm" svg:y2="44.198cm" draw:start-shape="id5" draw:end-shape="id5" svg:d="M77647 44198z" svg:viewBox="0 0 1 1">
          <text:p/>
        </draw:connector>
        <draw:custom-shape draw:style-name="gr20" draw:text-style-name="P7" draw:layer="layout" svg:width="2.667cm" svg:height="2.413cm" svg:x="70.916cm" svg:y="54.2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1" draw:text-style-name="P5" xml:id="id10" draw:id="id10" draw:layer="layout" svg:width="6.35cm" svg:height="1.905cm" svg:x="62.407cm" svg:y="54.549cm">
          <text:p text:style-name="P2">Retry in 60 seconds</text:p>
          <draw:enhanced-geometry svg:viewBox="0 0 21600 21600" draw:type="rectangle" draw:enhanced-path="M 0 0 L 21600 0 21600 21600 0 21600 0 0 Z N"/>
        </draw:custom-shape>
        <draw:connector draw:style-name="gr19" draw:text-style-name="P4" draw:layer="layout" draw:type="curve" svg:x1="72.503cm" svg:y1="57.978cm" svg:x2="65.582cm" svg:y2="56.454cm" draw:start-shape="id9" draw:end-shape="id10" svg:d="M72503 57978c0-1143-6921-381-6921-1524" svg:viewBox="0 0 6922 1525">
          <text:p/>
        </draw:connector>
        <draw:connector draw:style-name="gr6" draw:text-style-name="P4" draw:layer="layout" draw:type="curve" svg:x1="65.582cm" svg:y1="54.549cm" svg:x2="72.249cm" svg:y2="52.517cm" draw:start-shape="id10" draw:end-shape="id7" svg:d="M65582 54549c0-1524 6667-508 6667-2032" svg:viewBox="0 0 6668 2033">
          <text:p/>
        </draw:connector>
        <draw:custom-shape draw:style-name="gr22" draw:text-style-name="P2" xml:id="id11" draw:id="id11" draw:layer="layout" svg:width="4.752cm" svg:height="2.229cm" svg:x="56.753cm" svg:y="19.288cm">
          <text:p text:style-name="P2">Searching..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" xml:id="id12" draw:id="id12" draw:layer="layout" svg:width="5.563cm" svg:height="2.811cm" svg:x="56.245cm" svg:y="27.653cm">
          <text:p text:style-name="P2">In Cha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s" svg:x1="59.129cm" svg:y1="21.517cm" svg:x2="59.026cm" svg:y2="27.653cm" draw:start-shape="id11" draw:end-shape="id12" svg:d="M59129 21517v501l-103 5133v502" svg:viewBox="0 0 104 6137">
          <text:p/>
        </draw:connector>
        <draw:custom-shape draw:style-name="gr24" draw:text-style-name="P6" xml:id="id13" draw:id="id13" draw:layer="layout" svg:width="5.447cm" svg:height="1.358cm" svg:x="56.245cm" svg:y="25.677cm">
          <text:p text:style-name="P2">If found match</text:p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2.434cm" svg:height="1.842cm" svg:x="57.885cm" svg:y="22.84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5" xml:id="id14" draw:id="id14" draw:layer="layout" svg:width="5.795cm" svg:height="1.453cm" svg:x="50.276cm" svg:y="23.069cm">
          <text:p text:style-name="P2">Retry in 60 seconds</text:p>
          <draw:enhanced-geometry svg:viewBox="0 0 21600 21600" draw:type="rectangle" draw:enhanced-path="M 0 0 L 21600 0 21600 21600 0 21600 0 0 Z N"/>
        </draw:custom-shape>
        <draw:connector draw:style-name="gr19" draw:text-style-name="P4" draw:layer="layout" draw:type="curve" svg:x1="58.968cm" svg:y1="25.677cm" svg:x2="53.173cm" svg:y2="24.522cm" draw:start-shape="id13" draw:end-shape="id14" svg:d="M58968 25677c0-867-5795-290-5795-1155" svg:viewBox="0 0 5796 1156">
          <text:p/>
        </draw:connector>
        <draw:connector draw:style-name="gr6" draw:text-style-name="P4" draw:layer="layout" draw:type="curve" svg:x1="53.173cm" svg:y1="23.069cm" svg:x2="59.129cm" svg:y2="21.517cm" draw:start-shape="id14" draw:end-shape="id11" svg:d="M53173 23069c0-1164 5956-388 5956-1552" svg:viewBox="0 0 5957 1553">
          <text:p/>
        </draw:connector>
        <draw:connector draw:style-name="gr6" draw:text-style-name="P4" draw:layer="layout" draw:type="line" svg:x1="59.102cm" svg:y1="16.367cm" svg:x2="59.129cm" svg:y2="19.288cm" draw:start-shape="id15" draw:end-shape="id11" svg:d="M59102 16367l27 2921" svg:viewBox="0 0 28 2922">
          <text:p/>
        </draw:connector>
        <draw:custom-shape draw:style-name="gr27" draw:text-style-name="P5" draw:layer="layout" svg:width="7.112cm" svg:height="1.397cm" svg:x="55.229cm" svg:y="17.129cm">
          <text:p text:style-name="P2">Select target gender</text:p>
          <draw:enhanced-geometry svg:viewBox="0 0 21600 21600" draw:type="rectangle" draw:enhanced-path="M 0 0 L 21600 0 21600 21600 0 21600 0 0 Z N"/>
        </draw:custom-shape>
        <draw:custom-shape draw:style-name="gr28" draw:text-style-name="P2" xml:id="id16" draw:id="id16" draw:layer="layout" svg:width="5.969cm" svg:height="3.302cm" svg:x="56.118cm" svg:y="5.953cm">
          <text:p text:style-name="P2">Wait for</text:p>
          <text:p text:style-name="P2">gend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68.564cm" svg:y1="7.667cm" svg:x2="62.087cm" svg:y2="7.604cm" draw:start-shape="id1" draw:end-shape="id16" svg:d="M68564 7667l-6477-63" svg:viewBox="0 0 6478 64">
          <text:p/>
        </draw:connector>
        <draw:connector draw:style-name="gr6" draw:text-style-name="P4" draw:layer="layout" draw:type="line" svg:x1="59.102cm" svg:y1="9.255cm" svg:x2="59.102cm" svg:y2="12.938cm" draw:start-shape="id16" draw:end-shape="id15" svg:d="M59102 9255v3683" svg:viewBox="0 0 1 3684">
          <text:p/>
        </draw:connector>
        <draw:custom-shape draw:style-name="gr29" draw:text-style-name="P5" draw:layer="layout" svg:width="4.318cm" svg:height="1.397cm" svg:x="63.103cm" svg:y="6.969cm">
          <text:p text:style-name="P2">Just start</text:p>
          <draw:enhanced-geometry svg:viewBox="0 0 21600 21600" draw:type="rectangle" draw:enhanced-path="M 0 0 L 21600 0 21600 21600 0 21600 0 0 Z N"/>
        </draw:custom-shape>
        <draw:custom-shape draw:style-name="gr30" draw:text-style-name="P2" xml:id="id17" draw:id="id17" draw:layer="layout" svg:width="4.826cm" svg:height="1.905cm" svg:x="69.707cm" svg:y="25.384cm">
          <text:p text:style-name="P2"><text:s/>input gend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draw:layer="layout" draw:type="line" svg:x1="72.12cm" svg:y1="27.289cm" svg:x2="72.122cm" svg:y2="30.419cm" draw:start-shape="id17" draw:end-shape="id6" svg:d="M72120 27289l2 3130" svg:viewBox="0 0 3 3131">
          <text:p/>
        </draw:connector>
        <draw:connector draw:style-name="gr6" draw:text-style-name="P4" draw:layer="layout" draw:type="line" svg:x1="71.993cm" svg:y1="22.336cm" svg:x2="72.12cm" svg:y2="25.384cm" draw:start-shape="id3" draw:start-glue-point="2" draw:end-shape="id17" svg:d="M71993 22336l127 3048" svg:viewBox="0 0 128 3049">
          <text:p/>
        </draw:connector>
        <draw:custom-shape draw:style-name="gr31" draw:text-style-name="P7" xml:id="id18" draw:id="id18" draw:layer="layout" svg:width="3.937cm" svg:height="3.175cm" svg:x="81.518cm" svg:y="60.6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2" draw:text-style-name="P8" draw:layer="layout" draw:type="line" svg:x1="75.361cm" svg:y1="62.232cm" svg:x2="81.518cm" svg:y2="62.277cm" draw:start-shape="id8" draw:end-shape="id18" draw:end-glue-point="3" svg:d="M75361 62232l6157 45" svg:viewBox="0 0 6158 46">
          <text:p/>
        </draw:connector>
        <draw:custom-shape draw:style-name="gr33" draw:text-style-name="P5" xml:id="id19" draw:id="id19" draw:layer="layout" svg:width="7.747cm" svg:height="2.159cm" svg:x="79.613cm" svg:y="56.753cm">
          <text:p text:style-name="P2">/stop</text:p>
          <draw:enhanced-geometry svg:viewBox="0 0 21600 21600" draw:type="rectangle" draw:enhanced-path="M 0 0 L 21600 0 21600 21600 0 21600 0 0 Z N"/>
        </draw:custom-shape>
        <draw:connector draw:style-name="gr32" draw:text-style-name="P8" draw:layer="layout" draw:type="lines" svg:x1="79.613cm" svg:y1="57.832cm" svg:x2="77.647cm" svg:y2="44.198cm" draw:start-shape="id19" draw:end-shape="id5" svg:d="M79613 57832h-502l-962-13634h-502" svg:viewBox="0 0 1967 13635">
          <text:p/>
        </draw:connector>
        <draw:connector draw:style-name="gr32" draw:text-style-name="P8" draw:layer="layout" draw:type="line" svg:x1="83.486cm" svg:y1="60.69cm" svg:x2="83.486cm" svg:y2="58.912cm" draw:start-shape="id18" draw:end-shape="id19" svg:d="M83486 60690v-1778" svg:viewBox="0 0 1 1779">
          <text:p/>
        </draw:connector>
        <draw:custom-shape draw:style-name="gr34" draw:text-style-name="P7" xml:id="id20" draw:id="id20" draw:layer="layout" svg:width="2.667cm" svg:height="2.54cm" svg:x="45.577cm" svg:y="27.79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2" draw:text-style-name="P8" draw:layer="layout" draw:type="line" svg:x1="56.245cm" svg:y1="29.058cm" svg:x2="48.244cm" svg:y2="29.067cm" draw:start-shape="id12" draw:end-shape="id20" draw:end-glue-point="1" svg:d="M56245 29058l-8001 9" svg:viewBox="0 0 8002 10">
          <text:p/>
        </draw:connector>
        <draw:connector draw:style-name="gr32" draw:text-style-name="P8" draw:layer="layout" draw:type="lines" draw:line-skew="-11.818cm" svg:x1="46.911cm" svg:y1="27.797cm" svg:x2="56.118cm" svg:y2="14.652cm" draw:start-shape="id20" draw:start-glue-point="4" draw:end-shape="id15" svg:d="M46911 27797v-12319l8705-826h502" svg:viewBox="0 0 9208 13146">
          <text:p/>
        </draw:connector>
        <draw:custom-shape draw:style-name="gr35" draw:text-style-name="P5" draw:layer="layout" svg:width="5.334cm" svg:height="1.27cm" svg:x="44.942cm" svg:y="15.097cm">
          <text:p text:style-name="P2">/stop</text:p>
          <draw:enhanced-geometry svg:viewBox="0 0 21600 21600" draw:type="rectangle" draw:enhanced-path="M 0 0 L 21600 0 21600 21600 0 21600 0 0 Z N"/>
        </draw:custom-shape>
        <draw:custom-shape draw:style-name="gr36" draw:text-style-name="P5" draw:layer="layout" svg:width="4.826cm" svg:height="1.27cm" svg:x="69.58cm" svg:y="23.098cm">
          <text:p text:style-name="P2"><text:s/>province</text:p>
          <draw:enhanced-geometry svg:viewBox="0 0 21600 21600" draw:type="rectangle" draw:enhanced-path="M 0 0 L 21600 0 21600 21600 0 21600 0 0 Z N"/>
        </draw:custom-shape>
        <draw:custom-shape draw:style-name="gr29" draw:text-style-name="P5" draw:layer="layout" svg:width="4.318cm" svg:height="1.397cm" svg:x="69.927cm" svg:y="28.116cm">
          <text:p text:style-name="P2">gender</text:p>
          <draw:enhanced-geometry svg:viewBox="0 0 21600 21600" draw:type="rectangle" draw:enhanced-path="M 0 0 L 21600 0 21600 21600 0 21600 0 0 Z N"/>
        </draw:custom-shape>
        <draw:custom-shape draw:style-name="gr37" draw:text-style-name="P5" draw:layer="layout" svg:width="4.191cm" svg:height="1.27cm" svg:x="70.408cm" svg:y="40.325cm">
          <text:p text:style-name="P2">Find a match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2" draw:text-style-name="P8" draw:layer="layout" draw:type="line" svg:x1="62.087cm" svg:y1="14.652cm" svg:x2="68.564cm" svg:y2="7.667cm" draw:start-shape="id15" draw:end-shape="id1" svg:d="M62087 14652l6477-6985" svg:viewBox="0 0 6478 6986">
          <text:p/>
        </draw:connector>
        <draw:custom-shape draw:style-name="gr38" draw:text-style-name="P5" draw:layer="layout" svg:width="4.699cm" svg:height="1.905cm" svg:x="62.976cm" svg:y="10.398cm">
          <text:p text:style-name="P2">Back to main</text:p>
          <draw:enhanced-geometry svg:viewBox="0 0 21600 21600" draw:type="rectangle" draw:enhanced-path="M 0 0 L 21600 0 21600 21600 0 21600 0 0 Z N"/>
        </draw:custom-shape>
        <draw:custom-shape draw:style-name="gr39" draw:text-style-name="P9" xml:id="id21" draw:id="id21" draw:layer="layout" svg:width="6.223cm" svg:height="2.921cm" svg:x="84.82cm" svg:y="36.687cm">
          <text:p text:style-name="P2">User Setting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2" draw:text-style-name="P8" draw:layer="layout" draw:type="line" svg:x1="75.615cm" svg:y1="38.293cm" svg:x2="84.82cm" svg:y2="38.147cm" draw:start-shape="id4" draw:end-shape="id21" svg:d="M75615 38293l9205-146" svg:viewBox="0 0 9206 147">
          <text:p/>
        </draw:connector>
        <draw:custom-shape draw:style-name="gr40" draw:text-style-name="P5" draw:layer="layout" svg:width="5.207cm" svg:height="2.032cm" svg:x="77.327cm" svg:y="37.322cm">
          <text:p text:style-name="P2">Change setting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3-15T11:06:28.400397178</meta:creation-date>
    <dc:date>2020-03-15T20:09:31.639490293</dc:date>
    <meta:editing-duration>PT7H14M39S</meta:editing-duration>
    <meta:editing-cycles>8</meta:editing-cycles>
    <meta:generator>LibreOffice/6.3.5.2$Linux_X86_64 LibreOffice_project/30$Build-2</meta:generator>
    <meta:document-statistic meta:object-count="63"/>
  </office:meta>
</office:document-meta>
</file>